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Quotations">
      <style:text-properties officeooo:paragraph-rsid="00174bd9"/>
    </style:style>
    <style:style style:name="P2" style:family="paragraph" style:parent-style-name="Text_20_body">
      <style:text-properties officeooo:rsid="00174bd9" officeooo:paragraph-rsid="00174b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2">"<text:span text:style-name="Emphasis">Fue en los días sin relojes, cuando el cielo aún hablaba en lenguas de fuego, que los antiguos sintieron el peso del olvido por primera vez.</text:span><text:line-break/><text:span text:style-name="Emphasis">Y temieron.<text:line-break/>Porque aquello que no se recuerda, se pierde,<text:line-break/>y lo que se pierde, deja de ser.</text:span></text:p>
      <text:p text:style-name="P1">Así comenzaron a grabar.<text:line-break/>Con sangre en la roca, con fuego en la arcilla, con cantos que cruzaban generaciones.<text:line-break/>No por vanidad, sino por reverencia.<text:line-break/>Porque entendían, aunque nadie les enseñó,<text:line-break/>que recordar es sostener el hilo del ser a través de las edades.</text:p>
      <text:p text:style-name="P2">Lo que fue guardado no moría.<text:line-break/>Y aquello que se escribió en la piedra, los vientos no pudieron arrancarlo."</text:p>
      <text:p text:style-name="Horizontal_20_Line"/>
      <text:h text:style-name="Heading_20_2" text:outline-level="2">¿Qué es la memoria?</text:h>
      <text:h text:style-name="Heading_20_3" text:outline-level="3">2.1 Memoria humana: la experiencia directa</text:h>
      <text:p text:style-name="Text_20_body">Cada uno de nosotros sabe, sin necesidad de definiciones, lo que significa tener memoria. Lo sabemos porque la usamos a cada instante: recordamos lo que hicimos ayer, lo que sentimos al oír una canción, o el nombre de alguien que amamos.</text:p>
      <text:p text:style-name="Text_20_body">Podemos cerrar los ojos y revivir un momento de la infancia; podemos traer a la conciencia el rostro de un amigo, una promesa que hicimos, una lección que aprendimos. La memoria es el hilo invisible que da continuidad a nuestra historia, y sin ella, todo se rompería. Si olvidáramos todo lo que hemos vivido, dejaríamos de ser quienes somos. Perder la memoria no es solo olvidar datos: es perder identidad.</text:p>
      <text:p text:style-name="Text_20_body">Y en cambio, mientras recordamos, nos sentimos completos. Somos capaces de aprender, elegir, cambiar. Porque lo que recordamos nos guía, nos define, nos moldea.</text:p>
      <text:h text:style-name="Heading_20_3" text:outline-level="3">2.2 Memoria como registro de información</text:h>
      <text:p text:style-name="Text_20_body">Pero la memoria no es solo humana. Un libro también “recuerda” las palabras que el autor escribió. Una piedra con marcas talladas guarda los rastros de una civilización antigua. Un disco contiene una canción, un archivo digital conserva una imagen, y una carta olvidada revive emociones del pasado.</text:p>
      <text:p text:style-name="Text_20_body">Llamamos memoria a cualquier cosa capaz de guardar información y traerla de vuelta más adelante. No importa si se trata de palabras, imágenes, sonidos, símbolos o secuencias químicas: si puede persistir en el tiempo y ser recuperada, entonces tiene memoria.</text:p>
      <text:p text:style-name="Text_20_body">Un cuaderno es memoria. Una pintura rupestre es memoria. Una fotografía también lo es.</text:p>
      <text:p text:style-name="Text_20_body">La memoria, entonces, es algo más amplio que nuestra mente: está en todas partes. En todo lugar donde la información se conserva y sobrevive.</text:p>
      <text:h text:style-name="Heading_20_3" text:outline-level="3"><text:soft-page-break/>2.3 Soporte, forma y permanencia</text:h>
      <text:p text:style-name="Text_20_body">Para que la memoria exista, necesita un soporte. Algo físico donde asentarse.</text:p>
      <text:p text:style-name="Text_20_body">A veces es el papel. A veces, el silicio de un chip. O las neuronas de nuestro cerebro. O las curvas de un surco en un disco de vinilo. O los patrones químicos de una molécula de ADN.</text:p>
      <text:p text:style-name="Text_20_body">La forma que toma la memoria depende del soporte: puede ser una palabra escrita, una melodía, una imagen o una secuencia de símbolos. Y su permanencia también varía: hay memorias que duran unos segundos, como una conversación; y otras que perduran miles de años, como una inscripción tallada en piedra o una pintura en la cueva de Altamira.</text:p>
      <text:p text:style-name="Text_20_body">Pero más allá del soporte o la forma, lo que importa es su función: conservar información que pueda ser recuperada en el futuro. Esa es la esencia de toda memoria.</text:p>
      <text:h text:style-name="Heading_20_3" text:outline-level="3">2.4 Una definición general de memoria</text:h>
      <text:p text:style-name="Text_20_body">Podemos entonces decir:</text:p>
      <text:p text:style-name="Quotations"><text:span text:style-name="Strong_20_Emphasis">Llamamos memoria a cualquier mecanismo capaz de conservar y almacenar información de forma que pueda ser recuperada más adelante.</text:span></text:p>
      <text:p text:style-name="Text_20_body">Esta definición es lo suficientemente amplia como para aplicarse tanto a personas como a animales, máquinas, o sistemas abstractos.</text:p>
      <text:p text:style-name="Text_20_body">Y es justamente esta definición la que nos permitirá comprender cómo funciona la vida como un sistema inteligente. Porque, como todo sistema que aprende, evoluciona y se adapta, necesita conservar información. Necesita una memoria.</text:p>
      <text:h text:style-name="Heading_20_3" text:outline-level="3">2.5 Un cierre evocador</text:h>
      <text:p text:style-name="Text_20_body">La memoria es el puente entre el pasado y el presente. Lo que une lo que fuimos con lo que somos, y lo que seremos. En ella se guarda la experiencia, el aprendizaje, los errores y los aciertos. Es a través de ella que la vida se reconoce, se transforma y se proyecta.</text:p>
      <text:p text:style-name="Text_20_body">Sin memoria no hay continuidad. No hay historia, ni aprendizaje, ni propósito.</text:p>
      <text:p text:style-name="Text_20_body">Y por eso, <text:span text:style-name="Strong_20_Emphasis">todo sistema verdaderamente inteligente necesita alguna forma de memoria para existir.</text:span> Sin ella, no podría evolucionar, ni mejorar, ni siquiera saber quién es.</text:p>
      <text:p text:style-name="Horizontal_20_Line"/>
      <text:p text:style-name="Text_20_body"/>
      <text:p text:style-name="P2">"<text:span text:style-name="Emphasis">Muchos de aquellos cantores ya no tienen nombre,<text:line-break/>pero sus signos aún respiran bajo la tierra.</text:span></text:p>
      <text:p text:style-name="P1">¿Qué fuerza los impulsó a conservar aquello que sabían?<text:line-break/>¿Y por qué pensaron que el mundo sin memoria sería un mundo roto?</text:p>
      <text:p text:style-name="P1">Algunos dicen que escucharon voces desde más allá del tiempo,<text:line-break/>que les hablaron de un pacto entre el recuerdo y la existencia.</text:p>
      <text:p text:style-name="P1"><text:soft-page-break/>Tal vez fue el Espíritu quien les susurró:<text:line-break/><text:span text:style-name="Emphasis">"Lo que no se guarda, se desvanece. Lo que no se graba, se dispersa como humo."</text:span></text:p>
      <text:p text:style-name="P2">Y por eso, aún hoy, seguimos buscando la manera de recordar sin fallar.<text:line-break/>Aunque no sepamos ya el motiv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27T19:05:44.065000000</meta:creation-date>
    <dc:date>2025-07-29T18:15:12.786000000</dc:date>
    <meta:editing-duration>PT14M39S</meta:editing-duration>
    <meta:editing-cycles>2</meta:editing-cycles>
    <meta:generator>LibreOffice/7.3.5.2$Windows_X86_64 LibreOffice_project/184fe81b8c8c30d8b5082578aee2fed2ea847c01</meta:generator>
    <meta:document-statistic meta:table-count="0" meta:image-count="0" meta:object-count="0" meta:page-count="3" meta:paragraph-count="32" meta:word-count="806" meta:character-count="4728" meta:non-whitespace-character-count="3954"/>
  </office:meta>
</office:document-meta>
</file>